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0.8102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9846in"/>
    </style:style>
    <style:style style:name="co18" style:family="table-column">
      <style:table-column-properties fo:break-before="auto" style:column-width="1.0866in"/>
    </style:style>
    <style:style style:name="co19" style:family="table-column">
      <style:table-column-properties fo:break-before="auto" style:column-width="0.7819in"/>
    </style:style>
    <style:style style:name="ro2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2" style:family="table" style:master-page-name="PageStyle_5f_Overall">
      <style:table-properties table:display="true" style:writing-mode="lr-tb" tableooo:tab-color="#ffffff"/>
    </style:style>
    <style:style style:name="ta3" style:family="table" style:master-page-name="PageStyle_5f_Painting_20_Scores">
      <style:table-properties table:display="true" style:writing-mode="lr-tb"/>
    </style:style>
    <style:style style:name="ta4" style:family="table" style:master-page-name="PageStyle_5f_Painting_20_Votes">
      <style:table-properties table:display="true" style:writing-mode="lr-tb" tableooo:tab-color="#ffffff"/>
    </style:style>
    <style:style style:name="ta5" style:family="table" style:master-page-name="PageStyle_5f_Campaign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text-position=""/>
    </style:style>
    <style:style style:name="ce21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padding="0.028in"/>
      <style:text-properties style:text-position="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0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padding="0.028in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mpaign" table:style-name="ta5">
        <office:forms form:automatic-focus="false" form:apply-design-mode="false"/>
        <table:table-column table:style-name="co1" table:number-columns-repeated="257" table:default-cell-style-name="ce42"/>
        <table:table-row table:style-name="ro1">
          <table:table-cell table:style-name="ce40" office:value-type="string" calcext:value-type="string">
            <text:p>Order</text:p>
          </table:table-cell>
          <table:table-cell table:style-name="ce40"/>
          <table:table-cell table:style-name="ce40" office:value-type="string" calcext:value-type="string">
            <text:p>Discord</text:p>
          </table:table-cell>
          <table:table-cell table:style-name="ce40"/>
          <table:table-cell table:style-name="ce40" office:value-type="string" calcext:value-type="string">
            <text:p>Spoilers</text:p>
          </table:table-cell>
          <table:table-cell table:style-name="Default"/>
          <table:table-cell table:style-name="ce40" office:value-type="string" calcext:value-type="string">
            <text:p>Table</text:p>
          </table:table-cell>
          <table:table-cell table:number-columns-repeated="2"/>
          <table:table-cell table:style-name="ce40" table:number-columns-repeated="4"/>
          <table:table-cell table:number-columns-repeated="244"/>
        </table:table-row>
        <table:table-row table:style-name="ro1">
          <table:table-cell table:style-name="ce41" office:value-type="string" calcext:value-type="string">
            <text:p>Round 1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number-columns-repeated="2"/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Rob</text:p>
          </table:table-cell>
          <table:table-cell table:style-name="ce45" office:value-type="float" office:value="9" calcext:value-type="float">
            <text:p>9</text:p>
          </table:table-cell>
          <table:table-cell/>
          <table:table-cell table:style-name="ce45"/>
          <table:table-cell office:value-type="string" calcext:value-type="string">
            <text:p>Aaron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office:value-type="string" calcext:value-type="string">
            <text:p>Mine</text:p>
          </table:table-cell>
          <table:table-cell/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Alex</text:p>
          </table:table-cell>
          <table:table-cell table:style-name="ce45" office:value-type="float" office:value="11" calcext:value-type="float">
            <text:p>11</text:p>
          </table:table-cell>
          <table:table-cell/>
          <table:table-cell table:style-name="ce45"/>
          <table:table-cell office:value-type="string" calcext:value-type="string">
            <text:p>Patrick</text:p>
          </table:table-cell>
          <table:table-cell table:style-name="ce45" office:value-type="float" office:value="17" calcext:value-type="float">
            <text:p>17</text:p>
          </table:table-cell>
          <table:table-cell/>
          <table:table-cell office:value-type="string" calcext:value-type="string">
            <text:p>C3</text:p>
          </table:table-cell>
          <table:table-cell/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45"/>
          <table:table-cell office:value-type="string" calcext:value-type="string">
            <text:p>Justin</text:p>
          </table:table-cell>
          <table:table-cell table:style-name="ce45" office:value-type="float" office:value="16" calcext:value-type="float">
            <text:p>16</text:p>
          </table:table-cell>
          <table:table-cell/>
          <table:table-cell office:value-type="string" calcext:value-type="string">
            <text:p>Lab</text:p>
          </table:table-cell>
          <table:table-cell/>
          <table:table-cell table:style-name="ce45"/>
          <table:table-cell table:style-name="ce44"/>
          <table:table-cell table:style-name="ce48" office:value-type="string" calcext:value-type="string">
            <text:p>Overall</text:p>
          </table:table-cell>
          <table:table-cell table:style-name="ce46"/>
          <table:table-cell table:number-columns-repeated="244"/>
        </table:table-row>
        <table:table-row table:style-name="ro1">
          <table:table-cell office:value-type="string" calcext:value-type="string">
            <text:p>Lovell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45"/>
          <table:table-cell office:value-type="string" calcext:value-type="string">
            <text:p>Steve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office:value-type="string" calcext:value-type="string">
            <text:p>Generator</text:p>
          </table:table-cell>
          <table:table-cell/>
          <table:table-cell table:style-name="ce45"/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Discord</text:p>
          </table:table-cell>
          <table:table-cell table:style-name="ce49" office:value-type="string" calcext:value-type="string">
            <text:p>Spoilers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James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style-name="ce45"/>
          <table:table-cell office:value-type="string" calcext:value-type="string">
            <text:p>Chase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office:value-type="string" calcext:value-type="string">
            <text:p>Support</text:p>
          </table:table-cell>
          <table:table-cell/>
          <table:table-cell table:style-name="ce45"/>
          <table:table-cell table:style-name="ce45" table:formula="of:=[.B8]+[.B16]+[.B24]" office:value-type="float" office:value="179" calcext:value-type="float">
            <text:p>179</text:p>
          </table:table-cell>
          <table:table-cell table:style-name="ce45" table:formula="of:=[.D8]+[.D16]+[.D24]" office:value-type="float" office:value="0" calcext:value-type="float">
            <text:p>0</text:p>
          </table:table-cell>
          <table:table-cell table:style-name="ce50" table:formula="of:=[.F8]+[.F16]+[.F24]" office:value-type="float" office:value="140" calcext:value-type="float">
            <text:p>140</text:p>
          </table:table-cell>
          <table:table-cell table:number-columns-repeated="244"/>
        </table:table-row>
        <table:table-row table:style-name="ro1">
          <table:table-cell table:style-name="ce43" office:value-type="string" calcext:value-type="string">
            <text:p>Round TTL</text:p>
          </table:table-cell>
          <table:table-cell table:style-name="ce45" table:formula="of:=SUM([.B3:.B7])" office:value-type="float" office:value="46" calcext:value-type="float">
            <text:p>46</text:p>
          </table:table-cell>
          <table:table-cell/>
          <table:table-cell table:style-name="ce45" table:formula="of:=SUM([.D3:.D7])" office:value-type="float" office:value="0" calcext:value-type="float">
            <text:p>0</text:p>
          </table:table-cell>
          <table:table-cell/>
          <table:table-cell table:style-name="ce45" table:formula="of:=SUM([.F3:.F7])" office:value-type="float" office:value="53" calcext:value-type="float">
            <text:p>53</text:p>
          </table:table-cell>
          <table:table-cell table:style-name="Default"/>
          <table:table-cell table:number-columns-repeated="2"/>
          <table:table-cell table:style-name="ce45" table:number-columns-repeated="3"/>
          <table:table-cell table:number-columns-repeated="245"/>
        </table:table-row>
        <table:table-row table:style-name="ro1"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 table:number-columns-repeated="245"/>
        </table:table-row>
        <table:table-row table:style-name="ro1">
          <table:table-cell table:style-name="ce41" office:value-type="string" calcext:value-type="string">
            <text:p>Round 2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number-columns-repeated="2"/>
          <table:table-cell table:style-name="ce40" table:number-columns-repeated="4"/>
          <table:table-cell table:number-columns-repeated="244"/>
        </table:table-row>
        <table:table-row table:style-name="ro1">
          <table:table-cell office:value-type="string" calcext:value-type="string">
            <text:p>Alex</text:p>
          </table:table-cell>
          <table:table-cell table:style-name="ce45" office:value-type="float" office:value="30" calcext:value-type="float">
            <text:p>30</text:p>
          </table:table-cell>
          <table:table-cell/>
          <table:table-cell table:style-name="ce45"/>
          <table:table-cell office:value-type="string" calcext:value-type="string">
            <text:p>Steve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office:value-type="string" calcext:value-type="string">
            <text:p>Lab</text:p>
          </table:table-cell>
          <table:table-cell table:style-name="ce47"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Patrick</text:p>
          </table:table-cell>
          <table:table-cell table:style-name="ce45" office:value-type="float" office:value="20" calcext:value-type="float">
            <text:p>20</text:p>
          </table:table-cell>
          <table:table-cell/>
          <table:table-cell office:value-type="string" calcext:value-type="string">
            <text:p>Mine</text:p>
          </table:table-cell>
          <table:table-cell table:style-name="ce47"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Lovell</text:p>
          </table:table-cell>
          <table:table-cell table:style-name="ce45" office:value-type="float" office:value="21" calcext:value-type="float">
            <text:p>21</text:p>
          </table:table-cell>
          <table:table-cell/>
          <table:table-cell table:style-name="ce45"/>
          <table:table-cell office:value-type="string" calcext:value-type="string">
            <text:p>Chase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office:value-type="string" calcext:value-type="string">
            <text:p>C3</text:p>
          </table:table-cell>
          <table:table-cell table:style-name="ce47"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Rob</text:p>
          </table:table-cell>
          <table:table-cell table:style-name="ce45" office:value-type="float" office:value="23" calcext:value-type="float">
            <text:p>23</text:p>
          </table:table-cell>
          <table:table-cell/>
          <table:table-cell table:style-name="ce45"/>
          <table:table-cell office:value-type="string" calcext:value-type="string">
            <text:p>Justin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office:value-type="string" calcext:value-type="string">
            <text:p>Mine</text:p>
          </table:table-cell>
          <table:table-cell table:style-name="ce47"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James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45"/>
          <table:table-cell office:value-type="string" calcext:value-type="string">
            <text:p>Aaron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office:value-type="string" calcext:value-type="string">
            <text:p>Mine</text:p>
          </table:table-cell>
          <table:table-cell table:style-name="ce47" office:value-type="string" calcext:value-type="string">
            <text:p>Defend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table:style-name="ce43" office:value-type="string" calcext:value-type="string">
            <text:p>Round TTL</text:p>
          </table:table-cell>
          <table:table-cell table:style-name="ce45" table:formula="of:=SUM([.B11:.B15])" office:value-type="float" office:value="78" calcext:value-type="float">
            <text:p>78</text:p>
          </table:table-cell>
          <table:table-cell/>
          <table:table-cell table:style-name="ce45" table:formula="of:=SUM([.D11:.D15])" office:value-type="float" office:value="0" calcext:value-type="float">
            <text:p>0</text:p>
          </table:table-cell>
          <table:table-cell/>
          <table:table-cell table:style-name="ce45" table:formula="of:=SUM([.F11:.F15])" office:value-type="float" office:value="46" calcext:value-type="float">
            <text:p>46</text:p>
          </table:table-cell>
          <table:table-cell table:number-columns-repeated="3"/>
          <table:table-cell table:style-name="ce45" table:number-columns-repeated="3"/>
          <table:table-cell table:number-columns-repeated="245"/>
        </table:table-row>
        <table:table-row table:style-name="ro1"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 table:number-columns-repeated="245"/>
        </table:table-row>
        <table:table-row table:style-name="ro1">
          <table:table-cell table:style-name="ce41" office:value-type="string" calcext:value-type="string">
            <text:p>Round 3</text:p>
          </table:table-cell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number-columns-repeated="2"/>
          <table:table-cell table:style-name="ce40" table:number-columns-repeated="4"/>
          <table:table-cell table:number-columns-repeated="244"/>
        </table:table-row>
        <table:table-row table:style-name="ro1">
          <table:table-cell office:value-type="string" calcext:value-type="string">
            <text:p>Alex</text:p>
          </table:table-cell>
          <table:table-cell table:style-name="ce45" office:value-type="float" office:value="16" calcext:value-type="float">
            <text:p>16</text:p>
          </table:table-cell>
          <table:table-cell/>
          <table:table-cell table:style-name="ce45"/>
          <table:table-cell office:value-type="string" calcext:value-type="string">
            <text:p>Aaron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office:value-type="string" calcext:value-type="string">
            <text:p>Generator</text:p>
          </table:table-cell>
          <table:table-cell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</text:p>
          </table:table-cell>
          <table:table-cell table:style-name="ce45" office:value-type="float" office:value="9" calcext:value-type="float">
            <text:p>9</text:p>
          </table:table-cell>
          <table:table-cell/>
          <table:table-cell table:style-name="ce45"/>
          <table:table-cell office:value-type="string" calcext:value-type="string">
            <text:p>Steve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office:value-type="string" calcext:value-type="string">
            <text:p>Lab</text:p>
          </table:table-cell>
          <table:table-cell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Lovell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45"/>
          <table:table-cell office:value-type="string" calcext:value-type="string">
            <text:p>Patrick</text:p>
          </table:table-cell>
          <table:table-cell table:style-name="ce45" office:value-type="float" office:value="19" calcext:value-type="float">
            <text:p>19</text:p>
          </table:table-cell>
          <table:table-cell/>
          <table:table-cell office:value-type="string" calcext:value-type="string">
            <text:p>Lab</text:p>
          </table:table-cell>
          <table:table-cell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Rob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style-name="ce45"/>
          <table:table-cell office:value-type="string" calcext:value-type="string">
            <text:p>Chase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office:value-type="string" calcext:value-type="string">
            <text:p>Mine</text:p>
          </table:table-cell>
          <table:table-cell office:value-type="string" calcext:value-type="string">
            <text:p>Attack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James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45"/>
          <table:table-cell office:value-type="string" calcext:value-type="string">
            <text:p>Justin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efend</text:p>
          </table:table-cell>
          <table:table-cell table:style-name="ce45" table:number-columns-repeated="3"/>
          <table:table-cell table:number-columns-repeated="245"/>
        </table:table-row>
        <table:table-row table:style-name="ro1">
          <table:table-cell table:style-name="ce43" office:value-type="string" calcext:value-type="string">
            <text:p>Round TTL</text:p>
          </table:table-cell>
          <table:table-cell table:style-name="ce45" table:formula="of:=SUM([.B19:.B23])" office:value-type="float" office:value="55" calcext:value-type="float">
            <text:p>55</text:p>
          </table:table-cell>
          <table:table-cell/>
          <table:table-cell table:style-name="ce45" table:formula="of:=SUM([.D19:.D23])" office:value-type="float" office:value="0" calcext:value-type="float">
            <text:p>0</text:p>
          </table:table-cell>
          <table:table-cell/>
          <table:table-cell table:style-name="ce45" table:formula="of:=SUM([.F19:.F23])" office:value-type="float" office:value="41" calcext:value-type="float">
            <text:p>41</text:p>
          </table:table-cell>
          <table:table-cell table:number-columns-repeated="3"/>
          <table:table-cell table:style-name="ce45" table:number-columns-repeated="3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Default"/>
          <table:table-cell table:number-columns-repeated="252"/>
        </table:table-row>
        <table:table-row table:style-name="ro1" table:number-rows-repeated="104854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verall" table:style-name="ta2">
        <office:forms form:automatic-focus="false" form:apply-design-mode="false"/>
        <table:table-column table:style-name="co2" table:default-cell-style-name="ce3"/>
        <table:table-column table:style-name="co3" table:visibility="collapse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 table:style-name="co9" table:default-cell-style-name="ce3"/>
        <table:table-column table:style-name="co10" table:default-cell-style-name="ce3"/>
        <table:table-column table:style-name="co1" table:visibility="collapse" table:number-columns-repeated="14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31" table:default-cell-style-name="ce3"/>
        <table:table-column table:style-name="co13" table:number-columns-repeated="766" table:default-cell-style-name="Default"/>
        <table:table-row table:style-name="ro2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FACTION</text:p>
          </table:table-cell>
          <table:table-cell table:style-name="ce14" office:value-type="string" calcext:value-type="string">
            <text:p>ALLIANCE</text:p>
          </table:table-cell>
          <table:table-cell table:style-name="ce16" office:value-type="string" calcext:value-type="string">
            <text:p>WIN</text:p>
          </table:table-cell>
          <table:table-cell table:style-name="ce16" office:value-type="string" calcext:value-type="string">
            <text:p>LOSS</text:p>
          </table:table-cell>
          <table:table-cell table:style-name="ce16" office:value-type="string" calcext:value-type="string">
            <text:p>DRAW</text:p>
          </table:table-cell>
          <table:table-cell table:style-name="ce16" office:value-type="string" calcext:value-type="string">
            <text:p>BATTLE POINTS</text:p>
          </table:table-cell>
          <table:table-cell table:style-name="ce14" office:value-type="string" calcext:value-type="string">
            <text:p>PAINT SCORE</text:p>
          </table:table-cell>
          <table:table-cell table:style-name="ce16" office:value-type="string" calcext:value-type="string">
            <text:p>SPORTS</text:p>
          </table:table-cell>
          <table:table-cell table:style-name="ce21" office:value-type="string" calcext:value-type="string">
            <text:p>OVERALL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4" office:value-type="string" calcext:value-type="string">
            <text:p>SPORTS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4" office:value-type="string" calcext:value-type="string">
            <text:p>SPORTS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6" office:value-type="string" calcext:value-type="string">
            <text:p>SPORTS</text:p>
          </table:table-cell>
          <table:table-cell table:style-name="ce12" office:value-type="string" calcext:value-type="string">
            <text:p>SPORTS 1STs</text:p>
          </table:table-cell>
          <table:table-cell table:style-name="ce14" office:value-type="string" calcext:value-type="string">
            <text:p>SPORTS 2NDs</text:p>
          </table:table-cell>
          <table:table-cell table:style-name="ce28" office:value-type="string" calcext:value-type="string">
            <text:p>SPORTS 3RDs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Patrick</text:p>
          </table:table-cell>
          <table:table-cell table:style-name="ce13" office:value-type="string" calcext:value-type="string">
            <text:p>Orks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2]=&quot;W&quot;;1;0))+(IF([.W2]=&quot;W&quot;;1;0))+(IF([.AD2]=&quot;W&quot;;1;0))" office:value-type="float" office:value="3" calcext:value-type="float">
            <text:p>3</text:p>
          </table:table-cell>
          <table:table-cell table:style-name="ce17" table:formula="of:=(IF([.P2]=&quot;L&quot;;1;0))+(IF([.W2]=&quot;L&quot;;1;0))+(IF([.AD2]=&quot;L&quot;;1;0))" office:value-type="float" office:value="0" calcext:value-type="float">
            <text:p>0</text:p>
          </table:table-cell>
          <table:table-cell table:style-name="ce17" table:formula="of:=(IF([.P2]=&quot;D&quot;;1;0))+(IF([.W2]=&quot;D&quot;;1;0))+(IF([.AD2]=&quot;D&quot;;1;0))" office:value-type="float" office:value="0" calcext:value-type="float">
            <text:p>0</text:p>
          </table:table-cell>
          <table:table-cell table:style-name="ce18" table:formula="of:=[.O2]+[.V2]+[.AC2]" office:value-type="float" office:value="56" calcext:value-type="float">
            <text:p>56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2]+[.X2]+[.AE2]+2*[.AF2]+[.AG2]+0*[.AH2]" office:value-type="float" office:value="12" calcext:value-type="float">
            <text:p>12</text:p>
          </table:table-cell>
          <table:table-cell table:style-name="ce18" table:formula="of:=SUM([.G2:.I2])" office:value-type="float" office:value="93" calcext:value-type="float">
            <text:p>93</text:p>
          </table:table-cell>
          <table:table-cell table:style-name="ce19" office:value-type="string" calcext:value-type="string">
            <text:p>Alex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8" table:formula="of:=SUM([.K2:.N2])" office:value-type="float" office:value="17" calcext:value-type="float">
            <text:p>17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J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SUM([.R2:.U2])" office:value-type="float" office:value="20" calcext:value-type="float">
            <text:p>20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vell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8" table:formula="of:=SUM([.Y2:.AB2])" office:value-type="float" office:value="19" calcext:value-type="float">
            <text:p>19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table:style-name="ce13" office:value-type="string" calcext:value-type="string">
            <text:p>Sons of Dorn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3]=&quot;W&quot;;1;0))+(IF([.W3]=&quot;W&quot;;1;0))+(IF([.AD3]=&quot;W&quot;;1;0))" office:value-type="float" office:value="2" calcext:value-type="float">
            <text:p>2</text:p>
          </table:table-cell>
          <table:table-cell table:style-name="ce17" table:formula="of:=(IF([.P3]=&quot;L&quot;;1;0))+(IF([.W3]=&quot;L&quot;;1;0))+(IF([.AD3]=&quot;L&quot;;1;0))" office:value-type="float" office:value="1" calcext:value-type="float">
            <text:p>1</text:p>
          </table:table-cell>
          <table:table-cell table:style-name="ce17" table:formula="of:=(IF([.P3]=&quot;D&quot;;1;0))+(IF([.W3]=&quot;D&quot;;1;0))+(IF([.AD3]=&quot;D&quot;;1;0))" office:value-type="float" office:value="0" calcext:value-type="float">
            <text:p>0</text:p>
          </table:table-cell>
          <table:table-cell table:style-name="ce18" table:formula="of:=[.O3]+[.V3]+[.AC3]" office:value-type="float" office:value="47" calcext:value-type="float">
            <text:p>47</text:p>
          </table:table-cell>
          <table:table-cell table:style-name="ce20" office:value-type="float" office:value="25" calcext:value-type="float">
            <text:p>25</text:p>
          </table:table-cell>
          <table:table-cell table:style-name="ce18" table:formula="of:=[.Q3]+[.X3]+[.AE3]+2*[.AF3]+[.AG3]+0*[.AH3]" office:value-type="float" office:value="14" calcext:value-type="float">
            <text:p>14</text:p>
          </table:table-cell>
          <table:table-cell table:style-name="ce18" table:formula="of:=SUM([.G3:.I3])" office:value-type="float" office:value="86" calcext:value-type="float">
            <text:p>86</text:p>
          </table:table-cell>
          <table:table-cell table:style-name="ce19" office:value-type="string" calcext:value-type="string">
            <text:p>Patric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SUM([.K3:.N3])" office:value-type="float" office:value="11" calcext:value-type="float">
            <text:p>11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ev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SUM([.R3:.U3])" office:value-type="float" office:value="20" calcext:value-type="float">
            <text:p>20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SUM([.Y3:.AB3])" office:value-type="float" office:value="16" calcext:value-type="float">
            <text:p>16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Justin</text:p>
          </table:table-cell>
          <table:table-cell table:style-name="ce13" office:value-type="string" calcext:value-type="string">
            <text:p>Chaos Daemons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4]=&quot;W&quot;;1;0))+(IF([.W4]=&quot;W&quot;;1;0))+(IF([.AD4]=&quot;W&quot;;1;0))" office:value-type="float" office:value="2" calcext:value-type="float">
            <text:p>2</text:p>
          </table:table-cell>
          <table:table-cell table:style-name="ce17" table:formula="of:=(IF([.P4]=&quot;L&quot;;1;0))+(IF([.W4]=&quot;L&quot;;1;0))+(IF([.AD4]=&quot;L&quot;;1;0))" office:value-type="float" office:value="1" calcext:value-type="float">
            <text:p>1</text:p>
          </table:table-cell>
          <table:table-cell table:style-name="ce17" table:formula="of:=(IF([.P4]=&quot;D&quot;;1;0))+(IF([.W4]=&quot;D&quot;;1;0))+(IF([.AD4]=&quot;D&quot;;1;0))" office:value-type="float" office:value="0" calcext:value-type="float">
            <text:p>0</text:p>
          </table:table-cell>
          <table:table-cell table:style-name="ce18" table:formula="of:=[.O4]+[.V4]+[.AC4]" office:value-type="float" office:value="42" calcext:value-type="float">
            <text:p>42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formula="of:=[.Q4]+[.X4]+[.AE4]+2*[.AF4]+[.AG4]+0*[.AH4]" office:value-type="float" office:value="12" calcext:value-type="float">
            <text:p>12</text:p>
          </table:table-cell>
          <table:table-cell table:style-name="ce18" table:formula="of:=SUM([.G4:.I4])" office:value-type="float" office:value="69" calcext:value-type="float">
            <text:p>69</text:p>
          </table:table-cell>
          <table:table-cell table:style-name="ce19" office:value-type="string" calcext:value-type="string">
            <text:p>TJ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SUM([.K4:.N4])" office:value-type="float" office:value="16" calcext:value-type="float">
            <text:p>16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Rob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SUM([.R4:.U4])" office:value-type="float" office:value="15" calcext:value-type="float">
            <text:p>15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Jame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SUM([.Y4:.AB4])" office:value-type="float" office:value="11" calcext:value-type="float">
            <text:p>11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Rob</text:p>
          </table:table-cell>
          <table:table-cell table:style-name="ce13" office:value-type="string" calcext:value-type="string">
            <text:p>Astra Militarum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5]=&quot;W&quot;;1;0))+(IF([.W5]=&quot;W&quot;;1;0))+(IF([.AD5]=&quot;W&quot;;1;0))" office:value-type="float" office:value="2" calcext:value-type="float">
            <text:p>2</text:p>
          </table:table-cell>
          <table:table-cell table:style-name="ce17" table:formula="of:=(IF([.P5]=&quot;L&quot;;1;0))+(IF([.W5]=&quot;L&quot;;1;0))+(IF([.AD5]=&quot;L&quot;;1;0))" office:value-type="float" office:value="1" calcext:value-type="float">
            <text:p>1</text:p>
          </table:table-cell>
          <table:table-cell table:style-name="ce17" table:formula="of:=(IF([.P5]=&quot;D&quot;;1;0))+(IF([.W5]=&quot;D&quot;;1;0))+(IF([.AD5]=&quot;D&quot;;1;0))" office:value-type="float" office:value="0" calcext:value-type="float">
            <text:p>0</text:p>
          </table:table-cell>
          <table:table-cell table:style-name="ce18" table:formula="of:=[.O5]+[.V5]+[.AC5]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18" table:formula="of:=[.Q5]+[.X5]+[.AE5]+2*[.AF5]+[.AG5]+0*[.AH5]" office:value-type="float" office:value="8" calcext:value-type="float">
            <text:p>8</text:p>
          </table:table-cell>
          <table:table-cell table:style-name="ce18" table:formula="of:=SUM([.G5:.I5])" office:value-type="float" office:value="73" calcext:value-type="float">
            <text:p>73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SUM([.K5:.N5])" office:value-type="float" office:value="9" calcext:value-type="float">
            <text:p>9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Justi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8" table:formula="of:=SUM([.R5:.U5])" office:value-type="float" office:value="13" calcext:value-type="float">
            <text:p>13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has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SUM([.Y5:.AB5])" office:value-type="float" office:value="18" calcext:value-type="float">
            <text:p>18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Aaron</text:p>
          </table:table-cell>
          <table:table-cell table:style-name="ce13" office:value-type="string" calcext:value-type="string">
            <text:p>Death Guard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6]=&quot;W&quot;;1;0))+(IF([.W6]=&quot;W&quot;;1;0))+(IF([.AD6]=&quot;W&quot;;1;0))" office:value-type="float" office:value="2" calcext:value-type="float">
            <text:p>2</text:p>
          </table:table-cell>
          <table:table-cell table:style-name="ce17" table:formula="of:=(IF([.P6]=&quot;L&quot;;1;0))+(IF([.W6]=&quot;L&quot;;1;0))+(IF([.AD6]=&quot;L&quot;;1;0))" office:value-type="float" office:value="1" calcext:value-type="float">
            <text:p>1</text:p>
          </table:table-cell>
          <table:table-cell table:style-name="ce17" table:formula="of:=(IF([.P6]=&quot;D&quot;;1;0))+(IF([.W6]=&quot;D&quot;;1;0))+(IF([.AD6]=&quot;D&quot;;1;0))" office:value-type="float" office:value="0" calcext:value-type="float">
            <text:p>0</text:p>
          </table:table-cell>
          <table:table-cell table:style-name="ce18" table:formula="of:=[.O6]+[.V6]+[.AC6]" office:value-type="float" office:value="19" calcext:value-type="float">
            <text:p>19</text:p>
          </table:table-cell>
          <table:table-cell table:style-name="ce20" office:value-type="float" office:value="15" calcext:value-type="float">
            <text:p>15</text:p>
          </table:table-cell>
          <table:table-cell table:style-name="ce18" table:formula="of:=[.Q6]+[.X6]+[.AE6]+2*[.AF6]+[.AG6]+0*[.AH6]" office:value-type="float" office:value="4" calcext:value-type="float">
            <text:p>4</text:p>
          </table:table-cell>
          <table:table-cell table:style-name="ce18" table:formula="of:=SUM([.G6:.I6])" office:value-type="float" office:value="38" calcext:value-type="float">
            <text:p>38</text:p>
          </table:table-cell>
          <table:table-cell table:style-name="ce19" office:value-type="string" calcext:value-type="string">
            <text:p>Rob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8" table:formula="of:=SUM([.K6:.N6])" office:value-type="float" office:value="10" calcext:value-type="float">
            <text:p>10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Jame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SUM([.R6:.U6])" office:value-type="float" office:value="5" calcext:value-type="float">
            <text:p>5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lex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8" table:formula="of:=SUM([.Y6:.AB6])" office:value-type="float" office:value="4" calcext:value-type="float">
            <text:p>4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Space Marines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7]=&quot;W&quot;;1;0))+(IF([.W7]=&quot;W&quot;;1;0))+(IF([.AD7]=&quot;W&quot;;1;0))" office:value-type="float" office:value="1" calcext:value-type="float">
            <text:p>1</text:p>
          </table:table-cell>
          <table:table-cell table:style-name="ce17" table:formula="of:=(IF([.P7]=&quot;L&quot;;1;0))+(IF([.W7]=&quot;L&quot;;1;0))+(IF([.AD7]=&quot;L&quot;;1;0))" office:value-type="float" office:value="2" calcext:value-type="float">
            <text:p>2</text:p>
          </table:table-cell>
          <table:table-cell table:style-name="ce17" table:formula="of:=(IF([.P7]=&quot;D&quot;;1;0))+(IF([.W7]=&quot;D&quot;;1;0))+(IF([.AD7]=&quot;D&quot;;1;0))" office:value-type="float" office:value="0" calcext:value-type="float">
            <text:p>0</text:p>
          </table:table-cell>
          <table:table-cell table:style-name="ce18" table:formula="of:=[.O7]+[.V7]+[.AC7]" office:value-type="float" office:value="29" calcext:value-type="float">
            <text:p>29</text:p>
          </table:table-cell>
          <table:table-cell table:style-name="ce20" office:value-type="float" office:value="10" calcext:value-type="float">
            <text:p>10</text:p>
          </table:table-cell>
          <table:table-cell table:style-name="ce18" table:formula="of:=[.Q7]+[.X7]+[.AE7]+2*[.AF7]+[.AG7]+0*[.AH7]" office:value-type="float" office:value="12" calcext:value-type="float">
            <text:p>12</text:p>
          </table:table-cell>
          <table:table-cell table:style-name="ce18" table:formula="of:=SUM([.G7:.I7])" office:value-type="float" office:value="51" calcext:value-type="float">
            <text:p>51</text:p>
          </table:table-cell>
          <table:table-cell table:style-name="ce19" office:value-type="string" calcext:value-type="string">
            <text:p>Chas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SUM([.K7:.N7])" office:value-type="float" office:value="18" calcext:value-type="float">
            <text:p>18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SUM([.R7:.U7])" office:value-type="float" office:value="4" calcext:value-type="float">
            <text:p>4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Justin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8" table:formula="of:=SUM([.Y7:.AB7])" office:value-type="float" office:value="7" calcext:value-type="float">
            <text:p>7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Lovell</text:p>
          </table:table-cell>
          <table:table-cell table:style-name="ce13" office:value-type="string" calcext:value-type="string">
            <text:p>Necrons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8]=&quot;W&quot;;1;0))+(IF([.W8]=&quot;W&quot;;1;0))+(IF([.AD8]=&quot;W&quot;;1;0))" office:value-type="float" office:value="1" calcext:value-type="float">
            <text:p>1</text:p>
          </table:table-cell>
          <table:table-cell table:style-name="ce17" table:formula="of:=(IF([.P8]=&quot;L&quot;;1;0))+(IF([.W8]=&quot;L&quot;;1;0))+(IF([.AD8]=&quot;L&quot;;1;0))" office:value-type="float" office:value="2" calcext:value-type="float">
            <text:p>2</text:p>
          </table:table-cell>
          <table:table-cell table:style-name="ce17" table:formula="of:=(IF([.P8]=&quot;D&quot;;1;0))+(IF([.W8]=&quot;D&quot;;1;0))+(IF([.AD8]=&quot;D&quot;;1;0))" office:value-type="float" office:value="0" calcext:value-type="float">
            <text:p>0</text:p>
          </table:table-cell>
          <table:table-cell table:style-name="ce18" table:formula="of:=[.O8]+[.V8]+[.AC8]" office:value-type="float" office:value="21" calcext:value-type="float">
            <text:p>21</text:p>
          </table:table-cell>
          <table:table-cell table:style-name="ce20" office:value-type="float" office:value="20" calcext:value-type="float">
            <text:p>20</text:p>
          </table:table-cell>
          <table:table-cell table:style-name="ce18" table:formula="of:=[.Q8]+[.X8]+[.AE8]+2*[.AF8]+[.AG8]+0*[.AH8]" office:value-type="float" office:value="13" calcext:value-type="float">
            <text:p>13</text:p>
          </table:table-cell>
          <table:table-cell table:style-name="ce18" table:formula="of:=SUM([.G8:.I8])" office:value-type="float" office:value="54" calcext:value-type="float">
            <text:p>54</text:p>
          </table:table-cell>
          <table:table-cell table:style-name="ce19" office:value-type="string" calcext:value-type="string">
            <text:p>Steve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SUM([.K8:.N8])" office:value-type="float" office:value="5" calcext:value-type="float">
            <text:p>5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hase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18" table:formula="of:=SUM([.R8:.U8])" office:value-type="float" office:value="11" calcext:value-type="float">
            <text:p>11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atrick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SUM([.Y8:.AB8])" office:value-type="float" office:value="5" calcext:value-type="float">
            <text:p>5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Steve</text:p>
          </table:table-cell>
          <table:table-cell table:style-name="ce13" office:value-type="string" calcext:value-type="string">
            <text:p>Traitor Wolves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9]=&quot;W&quot;;1;0))+(IF([.W9]=&quot;W&quot;;1;0))+(IF([.AD9]=&quot;W&quot;;1;0))" office:value-type="float" office:value="1" calcext:value-type="float">
            <text:p>1</text:p>
          </table:table-cell>
          <table:table-cell table:style-name="ce17" table:formula="of:=(IF([.P9]=&quot;L&quot;;1;0))+(IF([.W9]=&quot;L&quot;;1;0))+(IF([.AD9]=&quot;L&quot;;1;0))" office:value-type="float" office:value="2" calcext:value-type="float">
            <text:p>2</text:p>
          </table:table-cell>
          <table:table-cell table:style-name="ce17" table:formula="of:=(IF([.P9]=&quot;D&quot;;1;0))+(IF([.W9]=&quot;D&quot;;1;0))+(IF([.AD9]=&quot;D&quot;;1;0))" office:value-type="float" office:value="0" calcext:value-type="float">
            <text:p>0</text:p>
          </table:table-cell>
          <table:table-cell table:style-name="ce18" table:formula="of:=[.O9]+[.V9]+[.AC9]" office:value-type="float" office:value="19" calcext:value-type="float">
            <text:p>19</text:p>
          </table:table-cell>
          <table:table-cell table:style-name="ce20" office:value-type="float" office:value="25" calcext:value-type="float">
            <text:p>25</text:p>
          </table:table-cell>
          <table:table-cell table:style-name="ce18" table:formula="of:=[.Q9]+[.X9]+[.AE9]+2*[.AF9]+[.AG9]+0*[.AH9]" office:value-type="float" office:value="11" calcext:value-type="float">
            <text:p>11</text:p>
          </table:table-cell>
          <table:table-cell table:style-name="ce18" table:formula="of:=SUM([.G9:.I9])" office:value-type="float" office:value="55" calcext:value-type="float">
            <text:p>55</text:p>
          </table:table-cell>
          <table:table-cell table:style-name="ce19" office:value-type="string" calcext:value-type="string">
            <text:p>Lovell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SUM([.K9:.N9])" office:value-type="float" office:value="10" calcext:value-type="float">
            <text:p>10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lex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8" table:formula="of:=SUM([.R9:.U9])" office:value-type="float" office:value="2" calcext:value-type="float">
            <text:p>2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J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SUM([.Y9:.AB9])" office:value-type="float" office:value="7" calcext:value-type="float">
            <text:p>7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TJ</text:p>
          </table:table-cell>
          <table:table-cell table:style-name="ce13" office:value-type="string" calcext:value-type="string">
            <text:p>White Scars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10]=&quot;W&quot;;1;0))+(IF([.W10]=&quot;W&quot;;1;0))+(IF([.AD10]=&quot;W&quot;;1;0))" office:value-type="float" office:value="1" calcext:value-type="float">
            <text:p>1</text:p>
          </table:table-cell>
          <table:table-cell table:style-name="ce17" table:formula="of:=(IF([.P10]=&quot;L&quot;;1;0))+(IF([.W10]=&quot;L&quot;;1;0))+(IF([.AD10]=&quot;L&quot;;1;0))" office:value-type="float" office:value="2" calcext:value-type="float">
            <text:p>2</text:p>
          </table:table-cell>
          <table:table-cell table:style-name="ce17" table:formula="of:=(IF([.P10]=&quot;D&quot;;1;0))+(IF([.W10]=&quot;D&quot;;1;0))+(IF([.AD10]=&quot;D&quot;;1;0))" office:value-type="float" office:value="0" calcext:value-type="float">
            <text:p>0</text:p>
          </table:table-cell>
          <table:table-cell table:style-name="ce18" table:formula="of:=[.O10]+[.V10]+[.AC10]"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18" table:formula="of:=[.Q10]+[.X10]+[.AE10]+2*[.AF10]+[.AG10]+0*[.AH10]" office:value-type="float" office:value="11" calcext:value-type="float">
            <text:p>11</text:p>
          </table:table-cell>
          <table:table-cell table:style-name="ce18" table:formula="of:=SUM([.G10:.I10])" office:value-type="float" office:value="38" calcext:value-type="float">
            <text:p>38</text:p>
          </table:table-cell>
          <table:table-cell table:style-name="ce19" office:value-type="string" calcext:value-type="string">
            <text:p>Justin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8" table:formula="of:=SUM([.K10:.N10])" office:value-type="float" office:value="3" calcext:value-type="float">
            <text:p>3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atrick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8" table:formula="of:=SUM([.R10:.U10])" office:value-type="float" office:value="0" calcext:value-type="float">
            <text:p>0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eve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SUM([.Y10:.AB10])" office:value-type="float" office:value="9" calcext:value-type="float">
            <text:p>9</text:p>
          </table:table-cell>
          <table:table-cell table:style-name="ce23" office:value-type="string" calcext:value-type="string">
            <text:p>W</text:p>
          </table:table-cell>
          <table:table-cell table:style-name="ce19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Chase</text:p>
          </table:table-cell>
          <table:table-cell table:style-name="ce13" office:value-type="string" calcext:value-type="string">
            <text:p>Chaos Daemons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11]=&quot;W&quot;;1;0))+(IF([.W11]=&quot;W&quot;;1;0))+(IF([.AD11]=&quot;W&quot;;1;0))" office:value-type="float" office:value="0" calcext:value-type="float">
            <text:p>0</text:p>
          </table:table-cell>
          <table:table-cell table:style-name="ce17" table:formula="of:=(IF([.P11]=&quot;L&quot;;1;0))+(IF([.W11]=&quot;L&quot;;1;0))+(IF([.AD11]=&quot;L&quot;;1;0))" office:value-type="float" office:value="3" calcext:value-type="float">
            <text:p>3</text:p>
          </table:table-cell>
          <table:table-cell table:style-name="ce17" table:formula="of:=(IF([.P11]=&quot;D&quot;;1;0))+(IF([.W11]=&quot;D&quot;;1;0))+(IF([.AD11]=&quot;D&quot;;1;0))" office:value-type="float" office:value="0" calcext:value-type="float">
            <text:p>0</text:p>
          </table:table-cell>
          <table:table-cell table:style-name="ce18" table:formula="of:=[.O11]+[.V11]+[.AC11]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18" table:formula="of:=[.Q11]+[.X11]+[.AE11]+2*[.AF11]+[.AG11]+0*[.AH11]" office:value-type="float" office:value="11" calcext:value-type="float">
            <text:p>11</text:p>
          </table:table-cell>
          <table:table-cell table:style-name="ce18" table:formula="of:=SUM([.G11:.I11])" office:value-type="float" office:value="30" calcext:value-type="float">
            <text:p>30</text:p>
          </table:table-cell>
          <table:table-cell table:style-name="ce19" office:value-type="string" calcext:value-type="string">
            <text:p>James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8" table:formula="of:=SUM([.K11:.N11])" office:value-type="float" office:value="0" calcext:value-type="float">
            <text:p>0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vel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SUM([.R11:.U11])" office:value-type="float" office:value="4" calcext:value-type="float">
            <text:p>4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Rob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8" table:formula="of:=SUM([.Y11:.AB11])" office:value-type="float" office:value="0" calcext:value-type="float">
            <text:p>0</text:p>
          </table:table-cell>
          <table:table-cell table:style-name="ce23" office:value-type="string" calcext:value-type="string">
            <text:p>L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 table:style-name="ce17" table:formula="of:=(IF([.P12]=&quot;W&quot;;1;0))+(IF([.W12]=&quot;W&quot;;1;0))+(IF([.AD12]=&quot;W&quot;;1;0))" office:value-type="float" office:value="0" calcext:value-type="float">
            <text:p>0</text:p>
          </table:table-cell>
          <table:table-cell table:style-name="ce17" table:formula="of:=(IF([.P12]=&quot;L&quot;;1;0))+(IF([.W12]=&quot;L&quot;;1;0))+(IF([.AD12]=&quot;L&quot;;1;0))" office:value-type="float" office:value="0" calcext:value-type="float">
            <text:p>0</text:p>
          </table:table-cell>
          <table:table-cell table:style-name="ce17" table:formula="of:=(IF([.P12]=&quot;D&quot;;1;0))+(IF([.W12]=&quot;D&quot;;1;0))+(IF([.AD12]=&quot;D&quot;;1;0))" office:value-type="float" office:value="0" calcext:value-type="float">
            <text:p>0</text:p>
          </table:table-cell>
          <table:table-cell table:style-name="ce18" table:formula="of:=[.O12]+[.V12]+[.AC12]" office:value-type="float" office:value="0" calcext:value-type="float">
            <text:p>0</text:p>
          </table:table-cell>
          <table:table-cell table:style-name="ce19"/>
          <table:table-cell table:style-name="ce18" table:formula="of:=[.Q12]+[.X12]+[.AE12]+2*[.AF12]+[.AG12]+0*[.AH12]" office:value-type="float" office:value="0" calcext:value-type="float">
            <text:p>0</text:p>
          </table:table-cell>
          <table:table-cell table:style-name="ce18" table:formula="of:=SUM([.G12:.I12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2:.N12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2:.U12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2:.AB12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office:value-type="string" calcext:value-type="string">
            <text:p>Joe</text:p>
          </table:table-cell>
          <table:table-cell table:style-name="ce13" office:value-type="string" calcext:value-type="string">
            <text:p>Kingbreakers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13]=&quot;W&quot;;1;0))+(IF([.W13]=&quot;W&quot;;1;0))+(IF([.AD13]=&quot;W&quot;;1;0))" office:value-type="float" office:value="0" calcext:value-type="float">
            <text:p>0</text:p>
          </table:table-cell>
          <table:table-cell table:style-name="ce17" table:formula="of:=(IF([.P13]=&quot;L&quot;;1;0))+(IF([.W13]=&quot;L&quot;;1;0))+(IF([.AD13]=&quot;L&quot;;1;0))" office:value-type="float" office:value="0" calcext:value-type="float">
            <text:p>0</text:p>
          </table:table-cell>
          <table:table-cell table:style-name="ce17" table:formula="of:=(IF([.P13]=&quot;D&quot;;1;0))+(IF([.W13]=&quot;D&quot;;1;0))+(IF([.AD13]=&quot;D&quot;;1;0))" office:value-type="float" office:value="0" calcext:value-type="float">
            <text:p>0</text:p>
          </table:table-cell>
          <table:table-cell table:style-name="ce18" table:formula="of:=[.O13]+[.V13]+[.AC13]" office:value-type="float" office:value="0" calcext:value-type="float">
            <text:p>0</text:p>
          </table:table-cell>
          <table:table-cell table:style-name="ce19"/>
          <table:table-cell table:style-name="ce18" table:formula="of:=[.Q13]+[.X13]+[.AE13]+2*[.AF13]+[.AG13]+0*[.AH13]" office:value-type="float" office:value="0" calcext:value-type="float">
            <text:p>0</text:p>
          </table:table-cell>
          <table:table-cell table:style-name="ce18" table:formula="of:=SUM([.G13:.I13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3:.N13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3:.U13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3:.AB13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4]=&quot;W&quot;;1;0))+(IF([.W14]=&quot;W&quot;;1;0))+(IF([.AD14]=&quot;W&quot;;1;0))" office:value-type="float" office:value="0" calcext:value-type="float">
            <text:p>0</text:p>
          </table:table-cell>
          <table:table-cell table:style-name="ce17" table:formula="of:=(IF([.P14]=&quot;L&quot;;1;0))+(IF([.W14]=&quot;L&quot;;1;0))+(IF([.AD14]=&quot;L&quot;;1;0))" office:value-type="float" office:value="0" calcext:value-type="float">
            <text:p>0</text:p>
          </table:table-cell>
          <table:table-cell table:style-name="ce17" table:formula="of:=(IF([.P14]=&quot;D&quot;;1;0))+(IF([.W14]=&quot;D&quot;;1;0))+(IF([.AD14]=&quot;D&quot;;1;0))" office:value-type="float" office:value="0" calcext:value-type="float">
            <text:p>0</text:p>
          </table:table-cell>
          <table:table-cell table:style-name="ce18" table:formula="of:=[.O14]+[.V14]+[.AC14]" office:value-type="float" office:value="0" calcext:value-type="float">
            <text:p>0</text:p>
          </table:table-cell>
          <table:table-cell table:style-name="ce19"/>
          <table:table-cell table:style-name="ce18" table:formula="of:=[.Q14]+[.X14]+[.AE14]+2*[.AF14]+[.AG14]+0*[.AH14]" office:value-type="float" office:value="0" calcext:value-type="float">
            <text:p>0</text:p>
          </table:table-cell>
          <table:table-cell table:style-name="ce18" table:formula="of:=SUM([.G14:.I14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4:.N14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4:.U14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4:.AB14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5]=&quot;W&quot;;1;0))+(IF([.W15]=&quot;W&quot;;1;0))+(IF([.AD15]=&quot;W&quot;;1;0))" office:value-type="float" office:value="0" calcext:value-type="float">
            <text:p>0</text:p>
          </table:table-cell>
          <table:table-cell table:style-name="ce17" table:formula="of:=(IF([.P15]=&quot;L&quot;;1;0))+(IF([.W15]=&quot;L&quot;;1;0))+(IF([.AD15]=&quot;L&quot;;1;0))" office:value-type="float" office:value="0" calcext:value-type="float">
            <text:p>0</text:p>
          </table:table-cell>
          <table:table-cell table:style-name="ce17" table:formula="of:=(IF([.P15]=&quot;D&quot;;1;0))+(IF([.W15]=&quot;D&quot;;1;0))+(IF([.AD15]=&quot;D&quot;;1;0))" office:value-type="float" office:value="0" calcext:value-type="float">
            <text:p>0</text:p>
          </table:table-cell>
          <table:table-cell table:style-name="ce18" table:formula="of:=[.O15]+[.V15]+[.AC15]" office:value-type="float" office:value="0" calcext:value-type="float">
            <text:p>0</text:p>
          </table:table-cell>
          <table:table-cell table:style-name="ce19"/>
          <table:table-cell table:style-name="ce18" table:formula="of:=[.Q15]+[.X15]+[.AE15]+2*[.AF15]+[.AG15]+0*[.AH15]" office:value-type="float" office:value="0" calcext:value-type="float">
            <text:p>0</text:p>
          </table:table-cell>
          <table:table-cell table:style-name="ce18" table:formula="of:=SUM([.G15:.I15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5:.N15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5:.U15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5:.AB15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6]=&quot;W&quot;;1;0))+(IF([.W16]=&quot;W&quot;;1;0))+(IF([.AD16]=&quot;W&quot;;1;0))" office:value-type="float" office:value="0" calcext:value-type="float">
            <text:p>0</text:p>
          </table:table-cell>
          <table:table-cell table:style-name="ce17" table:formula="of:=(IF([.P16]=&quot;L&quot;;1;0))+(IF([.W16]=&quot;L&quot;;1;0))+(IF([.AD16]=&quot;L&quot;;1;0))" office:value-type="float" office:value="0" calcext:value-type="float">
            <text:p>0</text:p>
          </table:table-cell>
          <table:table-cell table:style-name="ce17" table:formula="of:=(IF([.P16]=&quot;D&quot;;1;0))+(IF([.W16]=&quot;D&quot;;1;0))+(IF([.AD16]=&quot;D&quot;;1;0))" office:value-type="float" office:value="0" calcext:value-type="float">
            <text:p>0</text:p>
          </table:table-cell>
          <table:table-cell table:style-name="ce18" table:formula="of:=[.O16]+[.V16]+[.AC16]" office:value-type="float" office:value="0" calcext:value-type="float">
            <text:p>0</text:p>
          </table:table-cell>
          <table:table-cell table:style-name="ce19"/>
          <table:table-cell table:style-name="ce18" table:formula="of:=[.Q16]+[.X16]+[.AE16]+2*[.AF16]+[.AG16]+0*[.AH16]" office:value-type="float" office:value="0" calcext:value-type="float">
            <text:p>0</text:p>
          </table:table-cell>
          <table:table-cell table:style-name="ce18" table:formula="of:=SUM([.G16:.I16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6:.N16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6:.U16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6:.AB16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7]=&quot;W&quot;;1;0))+(IF([.W17]=&quot;W&quot;;1;0))+(IF([.AD17]=&quot;W&quot;;1;0))" office:value-type="float" office:value="0" calcext:value-type="float">
            <text:p>0</text:p>
          </table:table-cell>
          <table:table-cell table:style-name="ce17" table:formula="of:=(IF([.P17]=&quot;L&quot;;1;0))+(IF([.W17]=&quot;L&quot;;1;0))+(IF([.AD17]=&quot;L&quot;;1;0))" office:value-type="float" office:value="0" calcext:value-type="float">
            <text:p>0</text:p>
          </table:table-cell>
          <table:table-cell table:style-name="ce17" table:formula="of:=(IF([.P17]=&quot;D&quot;;1;0))+(IF([.W17]=&quot;D&quot;;1;0))+(IF([.AD17]=&quot;D&quot;;1;0))" office:value-type="float" office:value="0" calcext:value-type="float">
            <text:p>0</text:p>
          </table:table-cell>
          <table:table-cell table:style-name="ce18" table:formula="of:=[.O17]+[.V17]+[.AC17]" office:value-type="float" office:value="0" calcext:value-type="float">
            <text:p>0</text:p>
          </table:table-cell>
          <table:table-cell table:style-name="ce19"/>
          <table:table-cell table:style-name="ce18" table:formula="of:=[.Q17]+[.X17]+[.AE17]+2*[.AF17]+[.AG17]+0*[.AH17]" office:value-type="float" office:value="0" calcext:value-type="float">
            <text:p>0</text:p>
          </table:table-cell>
          <table:table-cell table:style-name="ce18" table:formula="of:=SUM([.G17:.I17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7:.N17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7:.U17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7:.AB17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8]=&quot;W&quot;;1;0))+(IF([.W18]=&quot;W&quot;;1;0))+(IF([.AD18]=&quot;W&quot;;1;0))" office:value-type="float" office:value="0" calcext:value-type="float">
            <text:p>0</text:p>
          </table:table-cell>
          <table:table-cell table:style-name="ce17" table:formula="of:=(IF([.P18]=&quot;L&quot;;1;0))+(IF([.W18]=&quot;L&quot;;1;0))+(IF([.AD18]=&quot;L&quot;;1;0))" office:value-type="float" office:value="0" calcext:value-type="float">
            <text:p>0</text:p>
          </table:table-cell>
          <table:table-cell table:style-name="ce17" table:formula="of:=(IF([.P18]=&quot;D&quot;;1;0))+(IF([.W18]=&quot;D&quot;;1;0))+(IF([.AD18]=&quot;D&quot;;1;0))" office:value-type="float" office:value="0" calcext:value-type="float">
            <text:p>0</text:p>
          </table:table-cell>
          <table:table-cell table:style-name="ce18" table:formula="of:=[.O18]+[.V18]+[.AC18]" office:value-type="float" office:value="0" calcext:value-type="float">
            <text:p>0</text:p>
          </table:table-cell>
          <table:table-cell table:style-name="ce19"/>
          <table:table-cell table:style-name="ce18" table:formula="of:=[.Q18]+[.X18]+[.AE18]+2*[.AF18]+[.AG18]+0*[.AH18]" office:value-type="float" office:value="0" calcext:value-type="float">
            <text:p>0</text:p>
          </table:table-cell>
          <table:table-cell table:style-name="ce18" table:formula="of:=SUM([.G18:.I18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8:.N18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8:.U18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8:.AB18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9]=&quot;W&quot;;1;0))+(IF([.W19]=&quot;W&quot;;1;0))+(IF([.AD19]=&quot;W&quot;;1;0))" office:value-type="float" office:value="0" calcext:value-type="float">
            <text:p>0</text:p>
          </table:table-cell>
          <table:table-cell table:style-name="ce17" table:formula="of:=(IF([.P19]=&quot;L&quot;;1;0))+(IF([.W19]=&quot;L&quot;;1;0))+(IF([.AD19]=&quot;L&quot;;1;0))" office:value-type="float" office:value="0" calcext:value-type="float">
            <text:p>0</text:p>
          </table:table-cell>
          <table:table-cell table:style-name="ce17" table:formula="of:=(IF([.P19]=&quot;D&quot;;1;0))+(IF([.W19]=&quot;D&quot;;1;0))+(IF([.AD19]=&quot;D&quot;;1;0))" office:value-type="float" office:value="0" calcext:value-type="float">
            <text:p>0</text:p>
          </table:table-cell>
          <table:table-cell table:style-name="ce18" table:formula="of:=[.O19]+[.V19]+[.AC19]" office:value-type="float" office:value="0" calcext:value-type="float">
            <text:p>0</text:p>
          </table:table-cell>
          <table:table-cell table:style-name="ce19"/>
          <table:table-cell table:style-name="ce18" table:formula="of:=[.Q19]+[.X19]+[.AE19]+2*[.AF19]+[.AG19]+0*[.AH19]" office:value-type="float" office:value="0" calcext:value-type="float">
            <text:p>0</text:p>
          </table:table-cell>
          <table:table-cell table:style-name="ce18" table:formula="of:=SUM([.G19:.I19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19:.N19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19:.U19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19:.AB19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0]=&quot;W&quot;;1;0))+(IF([.W20]=&quot;W&quot;;1;0))+(IF([.AD20]=&quot;W&quot;;1;0))" office:value-type="float" office:value="0" calcext:value-type="float">
            <text:p>0</text:p>
          </table:table-cell>
          <table:table-cell table:style-name="ce17" table:formula="of:=(IF([.P20]=&quot;L&quot;;1;0))+(IF([.W20]=&quot;L&quot;;1;0))+(IF([.AD20]=&quot;L&quot;;1;0))" office:value-type="float" office:value="0" calcext:value-type="float">
            <text:p>0</text:p>
          </table:table-cell>
          <table:table-cell table:style-name="ce17" table:formula="of:=(IF([.P20]=&quot;D&quot;;1;0))+(IF([.W20]=&quot;D&quot;;1;0))+(IF([.AD20]=&quot;D&quot;;1;0))" office:value-type="float" office:value="0" calcext:value-type="float">
            <text:p>0</text:p>
          </table:table-cell>
          <table:table-cell table:style-name="ce18" table:formula="of:=[.O20]+[.V20]+[.AC20]" office:value-type="float" office:value="0" calcext:value-type="float">
            <text:p>0</text:p>
          </table:table-cell>
          <table:table-cell table:style-name="ce19"/>
          <table:table-cell table:style-name="ce18" table:formula="of:=[.Q20]+[.X20]+[.AE20]+2*[.AF20]+[.AG20]+0*[.AH20]" office:value-type="float" office:value="0" calcext:value-type="float">
            <text:p>0</text:p>
          </table:table-cell>
          <table:table-cell table:style-name="ce18" table:formula="of:=SUM([.G20:.I20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0:.N20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0:.U20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0:.AB20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1]=&quot;W&quot;;1;0))+(IF([.W21]=&quot;W&quot;;1;0))+(IF([.AD21]=&quot;W&quot;;1;0))" office:value-type="float" office:value="0" calcext:value-type="float">
            <text:p>0</text:p>
          </table:table-cell>
          <table:table-cell table:style-name="ce17" table:formula="of:=(IF([.P21]=&quot;L&quot;;1;0))+(IF([.W21]=&quot;L&quot;;1;0))+(IF([.AD21]=&quot;L&quot;;1;0))" office:value-type="float" office:value="0" calcext:value-type="float">
            <text:p>0</text:p>
          </table:table-cell>
          <table:table-cell table:style-name="ce17" table:formula="of:=(IF([.P21]=&quot;D&quot;;1;0))+(IF([.W21]=&quot;D&quot;;1;0))+(IF([.AD21]=&quot;D&quot;;1;0))" office:value-type="float" office:value="0" calcext:value-type="float">
            <text:p>0</text:p>
          </table:table-cell>
          <table:table-cell table:style-name="ce18" table:formula="of:=[.O21]+[.V21]+[.AC21]" office:value-type="float" office:value="0" calcext:value-type="float">
            <text:p>0</text:p>
          </table:table-cell>
          <table:table-cell table:style-name="ce19"/>
          <table:table-cell table:style-name="ce18" table:formula="of:=[.Q21]+[.X21]+[.AE21]+2*[.AF21]+[.AG21]+0*[.AH21]" office:value-type="float" office:value="0" calcext:value-type="float">
            <text:p>0</text:p>
          </table:table-cell>
          <table:table-cell table:style-name="ce18" table:formula="of:=SUM([.G21:.I21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1:.N21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1:.U21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1:.AB21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2]=&quot;W&quot;;1;0))+(IF([.W22]=&quot;W&quot;;1;0))+(IF([.AD22]=&quot;W&quot;;1;0))" office:value-type="float" office:value="0" calcext:value-type="float">
            <text:p>0</text:p>
          </table:table-cell>
          <table:table-cell table:style-name="ce17" table:formula="of:=(IF([.P22]=&quot;L&quot;;1;0))+(IF([.W22]=&quot;L&quot;;1;0))+(IF([.AD22]=&quot;L&quot;;1;0))" office:value-type="float" office:value="0" calcext:value-type="float">
            <text:p>0</text:p>
          </table:table-cell>
          <table:table-cell table:style-name="ce17" table:formula="of:=(IF([.P22]=&quot;D&quot;;1;0))+(IF([.W22]=&quot;D&quot;;1;0))+(IF([.AD22]=&quot;D&quot;;1;0))" office:value-type="float" office:value="0" calcext:value-type="float">
            <text:p>0</text:p>
          </table:table-cell>
          <table:table-cell table:style-name="ce18" table:formula="of:=[.O22]+[.V22]+[.AC22]" office:value-type="float" office:value="0" calcext:value-type="float">
            <text:p>0</text:p>
          </table:table-cell>
          <table:table-cell table:style-name="ce19"/>
          <table:table-cell table:style-name="ce18" table:formula="of:=[.Q22]+[.X22]+[.AE22]+2*[.AF22]+[.AG22]+0*[.AH22]" office:value-type="float" office:value="0" calcext:value-type="float">
            <text:p>0</text:p>
          </table:table-cell>
          <table:table-cell table:style-name="ce18" table:formula="of:=SUM([.G22:.I22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2:.N22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2:.U22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2:.AB22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3]=&quot;W&quot;;1;0))+(IF([.W23]=&quot;W&quot;;1;0))+(IF([.AD23]=&quot;W&quot;;1;0))" office:value-type="float" office:value="0" calcext:value-type="float">
            <text:p>0</text:p>
          </table:table-cell>
          <table:table-cell table:style-name="ce17" table:formula="of:=(IF([.P23]=&quot;L&quot;;1;0))+(IF([.W23]=&quot;L&quot;;1;0))+(IF([.AD23]=&quot;L&quot;;1;0))" office:value-type="float" office:value="0" calcext:value-type="float">
            <text:p>0</text:p>
          </table:table-cell>
          <table:table-cell table:style-name="ce17" table:formula="of:=(IF([.P23]=&quot;D&quot;;1;0))+(IF([.W23]=&quot;D&quot;;1;0))+(IF([.AD23]=&quot;D&quot;;1;0))" office:value-type="float" office:value="0" calcext:value-type="float">
            <text:p>0</text:p>
          </table:table-cell>
          <table:table-cell table:style-name="ce18" table:formula="of:=[.O23]+[.V23]+[.AC23]" office:value-type="float" office:value="0" calcext:value-type="float">
            <text:p>0</text:p>
          </table:table-cell>
          <table:table-cell table:style-name="ce19"/>
          <table:table-cell table:style-name="ce18" table:formula="of:=[.Q23]+[.X23]+[.AE23]+2*[.AF23]+[.AG23]+0*[.AH23]" office:value-type="float" office:value="0" calcext:value-type="float">
            <text:p>0</text:p>
          </table:table-cell>
          <table:table-cell table:style-name="ce18" table:formula="of:=SUM([.G23:.I23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3:.N23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3:.U23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3:.AB23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4]=&quot;W&quot;;1;0))+(IF([.W24]=&quot;W&quot;;1;0))+(IF([.AD24]=&quot;W&quot;;1;0))" office:value-type="float" office:value="0" calcext:value-type="float">
            <text:p>0</text:p>
          </table:table-cell>
          <table:table-cell table:style-name="ce17" table:formula="of:=(IF([.P24]=&quot;L&quot;;1;0))+(IF([.W24]=&quot;L&quot;;1;0))+(IF([.AD24]=&quot;L&quot;;1;0))" office:value-type="float" office:value="0" calcext:value-type="float">
            <text:p>0</text:p>
          </table:table-cell>
          <table:table-cell table:style-name="ce17" table:formula="of:=(IF([.P24]=&quot;D&quot;;1;0))+(IF([.W24]=&quot;D&quot;;1;0))+(IF([.AD24]=&quot;D&quot;;1;0))" office:value-type="float" office:value="0" calcext:value-type="float">
            <text:p>0</text:p>
          </table:table-cell>
          <table:table-cell table:style-name="ce18" table:formula="of:=[.O24]+[.V24]+[.AC24]" office:value-type="float" office:value="0" calcext:value-type="float">
            <text:p>0</text:p>
          </table:table-cell>
          <table:table-cell table:style-name="ce19"/>
          <table:table-cell table:style-name="ce18" table:formula="of:=[.Q24]+[.X24]+[.AE24]+2*[.AF24]+[.AG24]+0*[.AH24]" office:value-type="float" office:value="0" calcext:value-type="float">
            <text:p>0</text:p>
          </table:table-cell>
          <table:table-cell table:style-name="ce18" table:formula="of:=SUM([.G24:.I24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4:.N24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4:.U24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4:.AB24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5]=&quot;W&quot;;1;0))+(IF([.W25]=&quot;W&quot;;1;0))+(IF([.AD25]=&quot;W&quot;;1;0))" office:value-type="float" office:value="0" calcext:value-type="float">
            <text:p>0</text:p>
          </table:table-cell>
          <table:table-cell table:style-name="ce17" table:formula="of:=(IF([.P25]=&quot;L&quot;;1;0))+(IF([.W25]=&quot;L&quot;;1;0))+(IF([.AD25]=&quot;L&quot;;1;0))" office:value-type="float" office:value="0" calcext:value-type="float">
            <text:p>0</text:p>
          </table:table-cell>
          <table:table-cell table:style-name="ce17" table:formula="of:=(IF([.P25]=&quot;D&quot;;1;0))+(IF([.W25]=&quot;D&quot;;1;0))+(IF([.AD25]=&quot;D&quot;;1;0))" office:value-type="float" office:value="0" calcext:value-type="float">
            <text:p>0</text:p>
          </table:table-cell>
          <table:table-cell table:style-name="ce18" table:formula="of:=[.O25]+[.V25]+[.AC25]" office:value-type="float" office:value="0" calcext:value-type="float">
            <text:p>0</text:p>
          </table:table-cell>
          <table:table-cell table:style-name="ce19"/>
          <table:table-cell table:style-name="ce18" table:formula="of:=[.Q25]+[.X25]+[.AE25]+2*[.AF25]+[.AG25]+0*[.AH25]" office:value-type="float" office:value="0" calcext:value-type="float">
            <text:p>0</text:p>
          </table:table-cell>
          <table:table-cell table:style-name="ce18" table:formula="of:=SUM([.G25:.I25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5:.N25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5:.U25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5:.AB25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6]=&quot;W&quot;;1;0))+(IF([.W26]=&quot;W&quot;;1;0))+(IF([.AD26]=&quot;W&quot;;1;0))" office:value-type="float" office:value="0" calcext:value-type="float">
            <text:p>0</text:p>
          </table:table-cell>
          <table:table-cell table:style-name="ce17" table:formula="of:=(IF([.P26]=&quot;L&quot;;1;0))+(IF([.W26]=&quot;L&quot;;1;0))+(IF([.AD26]=&quot;L&quot;;1;0))" office:value-type="float" office:value="0" calcext:value-type="float">
            <text:p>0</text:p>
          </table:table-cell>
          <table:table-cell table:style-name="ce17" table:formula="of:=(IF([.P26]=&quot;D&quot;;1;0))+(IF([.W26]=&quot;D&quot;;1;0))+(IF([.AD26]=&quot;D&quot;;1;0))" office:value-type="float" office:value="0" calcext:value-type="float">
            <text:p>0</text:p>
          </table:table-cell>
          <table:table-cell table:style-name="ce18" table:formula="of:=[.O26]+[.V26]+[.AC26]" office:value-type="float" office:value="0" calcext:value-type="float">
            <text:p>0</text:p>
          </table:table-cell>
          <table:table-cell table:style-name="ce19"/>
          <table:table-cell table:style-name="ce18" table:formula="of:=[.Q26]+[.X26]+[.AE26]+2*[.AF26]+[.AG26]+0*[.AH26]" office:value-type="float" office:value="0" calcext:value-type="float">
            <text:p>0</text:p>
          </table:table-cell>
          <table:table-cell table:style-name="ce18" table:formula="of:=SUM([.G26:.I26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6:.N26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6:.U26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6:.AB26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7]=&quot;W&quot;;1;0))+(IF([.W27]=&quot;W&quot;;1;0))+(IF([.AD27]=&quot;W&quot;;1;0))" office:value-type="float" office:value="0" calcext:value-type="float">
            <text:p>0</text:p>
          </table:table-cell>
          <table:table-cell table:style-name="ce17" table:formula="of:=(IF([.P27]=&quot;L&quot;;1;0))+(IF([.W27]=&quot;L&quot;;1;0))+(IF([.AD27]=&quot;L&quot;;1;0))" office:value-type="float" office:value="0" calcext:value-type="float">
            <text:p>0</text:p>
          </table:table-cell>
          <table:table-cell table:style-name="ce17" table:formula="of:=(IF([.P27]=&quot;D&quot;;1;0))+(IF([.W27]=&quot;D&quot;;1;0))+(IF([.AD27]=&quot;D&quot;;1;0))" office:value-type="float" office:value="0" calcext:value-type="float">
            <text:p>0</text:p>
          </table:table-cell>
          <table:table-cell table:style-name="ce18" table:formula="of:=[.O27]+[.V27]+[.AC27]" office:value-type="float" office:value="0" calcext:value-type="float">
            <text:p>0</text:p>
          </table:table-cell>
          <table:table-cell table:style-name="ce19"/>
          <table:table-cell table:style-name="ce18" table:formula="of:=[.Q27]+[.X27]+[.AE27]+2*[.AF27]+[.AG27]+0*[.AH27]" office:value-type="float" office:value="0" calcext:value-type="float">
            <text:p>0</text:p>
          </table:table-cell>
          <table:table-cell table:style-name="ce18" table:formula="of:=SUM([.G27:.I27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7:.N27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7:.U27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7:.AB27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8]=&quot;W&quot;;1;0))+(IF([.W28]=&quot;W&quot;;1;0))+(IF([.AD28]=&quot;W&quot;;1;0))" office:value-type="float" office:value="0" calcext:value-type="float">
            <text:p>0</text:p>
          </table:table-cell>
          <table:table-cell table:style-name="ce17" table:formula="of:=(IF([.P28]=&quot;L&quot;;1;0))+(IF([.W28]=&quot;L&quot;;1;0))+(IF([.AD28]=&quot;L&quot;;1;0))" office:value-type="float" office:value="0" calcext:value-type="float">
            <text:p>0</text:p>
          </table:table-cell>
          <table:table-cell table:style-name="ce17" table:formula="of:=(IF([.P28]=&quot;D&quot;;1;0))+(IF([.W28]=&quot;D&quot;;1;0))+(IF([.AD28]=&quot;D&quot;;1;0))" office:value-type="float" office:value="0" calcext:value-type="float">
            <text:p>0</text:p>
          </table:table-cell>
          <table:table-cell table:style-name="ce18" table:formula="of:=[.O28]+[.V28]+[.AC28]" office:value-type="float" office:value="0" calcext:value-type="float">
            <text:p>0</text:p>
          </table:table-cell>
          <table:table-cell table:style-name="ce19"/>
          <table:table-cell table:style-name="ce18" table:formula="of:=[.Q28]+[.X28]+[.AE28]+2*[.AF28]+[.AG28]+0*[.AH28]" office:value-type="float" office:value="0" calcext:value-type="float">
            <text:p>0</text:p>
          </table:table-cell>
          <table:table-cell table:style-name="ce18" table:formula="of:=SUM([.G28:.I28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8:.N28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8:.U28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8:.AB28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9]=&quot;W&quot;;1;0))+(IF([.W29]=&quot;W&quot;;1;0))+(IF([.AD29]=&quot;W&quot;;1;0))" office:value-type="float" office:value="0" calcext:value-type="float">
            <text:p>0</text:p>
          </table:table-cell>
          <table:table-cell table:style-name="ce17" table:formula="of:=(IF([.P29]=&quot;L&quot;;1;0))+(IF([.W29]=&quot;L&quot;;1;0))+(IF([.AD29]=&quot;L&quot;;1;0))" office:value-type="float" office:value="0" calcext:value-type="float">
            <text:p>0</text:p>
          </table:table-cell>
          <table:table-cell table:style-name="ce17" table:formula="of:=(IF([.P29]=&quot;D&quot;;1;0))+(IF([.W29]=&quot;D&quot;;1;0))+(IF([.AD29]=&quot;D&quot;;1;0))" office:value-type="float" office:value="0" calcext:value-type="float">
            <text:p>0</text:p>
          </table:table-cell>
          <table:table-cell table:style-name="ce18" table:formula="of:=[.O29]+[.V29]+[.AC29]" office:value-type="float" office:value="0" calcext:value-type="float">
            <text:p>0</text:p>
          </table:table-cell>
          <table:table-cell table:style-name="ce19"/>
          <table:table-cell table:style-name="ce18" table:formula="of:=[.Q29]+[.X29]+[.AE29]+2*[.AF29]+[.AG29]+0*[.AH29]" office:value-type="float" office:value="0" calcext:value-type="float">
            <text:p>0</text:p>
          </table:table-cell>
          <table:table-cell table:style-name="ce18" table:formula="of:=SUM([.G29:.I29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29:.N29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29:.U29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29:.AB29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0]=&quot;W&quot;;1;0))+(IF([.W30]=&quot;W&quot;;1;0))+(IF([.AD30]=&quot;W&quot;;1;0))" office:value-type="float" office:value="0" calcext:value-type="float">
            <text:p>0</text:p>
          </table:table-cell>
          <table:table-cell table:style-name="ce17" table:formula="of:=(IF([.P30]=&quot;L&quot;;1;0))+(IF([.W30]=&quot;L&quot;;1;0))+(IF([.AD30]=&quot;L&quot;;1;0))" office:value-type="float" office:value="0" calcext:value-type="float">
            <text:p>0</text:p>
          </table:table-cell>
          <table:table-cell table:style-name="ce17" table:formula="of:=(IF([.P30]=&quot;D&quot;;1;0))+(IF([.W30]=&quot;D&quot;;1;0))+(IF([.AD30]=&quot;D&quot;;1;0))" office:value-type="float" office:value="0" calcext:value-type="float">
            <text:p>0</text:p>
          </table:table-cell>
          <table:table-cell table:style-name="ce18" table:formula="of:=[.O30]+[.V30]+[.AC30]" office:value-type="float" office:value="0" calcext:value-type="float">
            <text:p>0</text:p>
          </table:table-cell>
          <table:table-cell table:style-name="ce19"/>
          <table:table-cell table:style-name="ce18" table:formula="of:=[.Q30]+[.X30]+[.AE30]+2*[.AF30]+[.AG30]+0*[.AH30]" office:value-type="float" office:value="0" calcext:value-type="float">
            <text:p>0</text:p>
          </table:table-cell>
          <table:table-cell table:style-name="ce18" table:formula="of:=SUM([.G30:.I30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30:.N30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30:.U30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30:.AB30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1]=&quot;W&quot;;1;0))+(IF([.W31]=&quot;W&quot;;1;0))+(IF([.AD31]=&quot;W&quot;;1;0))" office:value-type="float" office:value="0" calcext:value-type="float">
            <text:p>0</text:p>
          </table:table-cell>
          <table:table-cell table:style-name="ce17" table:formula="of:=(IF([.P31]=&quot;L&quot;;1;0))+(IF([.W31]=&quot;L&quot;;1;0))+(IF([.AD31]=&quot;L&quot;;1;0))" office:value-type="float" office:value="0" calcext:value-type="float">
            <text:p>0</text:p>
          </table:table-cell>
          <table:table-cell table:style-name="ce17" table:formula="of:=(IF([.P31]=&quot;D&quot;;1;0))+(IF([.W31]=&quot;D&quot;;1;0))+(IF([.AD31]=&quot;D&quot;;1;0))" office:value-type="float" office:value="0" calcext:value-type="float">
            <text:p>0</text:p>
          </table:table-cell>
          <table:table-cell table:style-name="ce18" table:formula="of:=[.O31]+[.V31]+[.AC31]" office:value-type="float" office:value="0" calcext:value-type="float">
            <text:p>0</text:p>
          </table:table-cell>
          <table:table-cell table:style-name="ce19"/>
          <table:table-cell table:style-name="ce18" table:formula="of:=[.Q31]+[.X31]+[.AE31]+2*[.AF31]+[.AG31]+0*[.AH31]" office:value-type="float" office:value="0" calcext:value-type="float">
            <text:p>0</text:p>
          </table:table-cell>
          <table:table-cell table:style-name="ce18" table:formula="of:=SUM([.G31:.I31])" office:value-type="float" office:value="0" calcext:value-type="float">
            <text:p>0</text:p>
          </table:table-cell>
          <table:table-cell table:style-name="ce19" table:number-columns-repeated="4"/>
          <table:table-cell table:style-name="ce18" table:formula="of:=SUM([.K31:.N31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R31:.U31])" office:value-type="float" office:value="0" calcext:value-type="float">
            <text:p>0</text:p>
          </table:table-cell>
          <table:table-cell table:style-name="ce23"/>
          <table:table-cell table:style-name="ce19" table:number-columns-repeated="5"/>
          <table:table-cell table:style-name="ce18" table:formula="of:=SUM([.Y31:.AB31])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7" table:number-columns-repeated="3"/>
          <table:table-cell table:style-name="ce29" table:number-columns-repeated="224"/>
          <table:table-cell table:style-name="ce30" table:number-columns-repeated="76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ting Scores" table:style-name="ta3">
        <office:forms form:automatic-focus="false" form:apply-design-mode="false"/>
        <table:table-column table:style-name="co1" table:default-cell-style-name="ce31"/>
        <table:table-column table:style-name="co14" table:number-columns-repeated="2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1" table:number-columns-repeated="250" table:default-cell-style-name="ce31"/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All Models</text:p>
          </table:table-cell>
          <table:covered-table-cell table:number-columns-repeated="2" table:style-name="ce33"/>
          <table:table-cell table:style-name="ce34" office:value-type="string" calcext:value-type="string" table:number-columns-spanned="2" table:number-rows-spanned="1">
            <text:p>Some Models</text:p>
          </table:table-cell>
          <table:covered-table-cell table:style-name="ce34"/>
          <table:table-cell table:style-name="ce32"/>
          <table:table-cell table:number-columns-repeated="250"/>
        </table:table-row>
        <table:table-row table:style-name="ro1">
          <table:table-cell table:style-name="ce32" office:value-type="string" calcext:value-type="string">
            <text:p>Player</text:p>
          </table:table-cell>
          <table:table-cell table:style-name="ce32" office:value-type="string" calcext:value-type="string">
            <text:p>Faction</text:p>
          </table:table-cell>
          <table:table-cell table:style-name="ce32" office:value-type="string" calcext:value-type="string">
            <text:p>Assembled</text:p>
          </table:table-cell>
          <table:table-cell table:style-name="ce32" office:value-type="string" calcext:value-type="string">
            <text:p>3-Color</text:p>
          </table:table-cell>
          <table:table-cell table:style-name="ce32" office:value-type="string" calcext:value-type="string">
            <text:p>Based</text:p>
          </table:table-cell>
          <table:table-cell table:style-name="ce32" office:value-type="string" calcext:value-type="string">
            <text:p>Adv Paint</text:p>
          </table:table-cell>
          <table:table-cell table:style-name="ce32" office:value-type="string" calcext:value-type="string">
            <text:p>Adv Bases</text:p>
          </table:table-cell>
          <table:table-cell table:style-name="ce32" office:value-type="string" calcext:value-type="string">
            <text:p>Total*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Rob</text:p>
          </table:table-cell>
          <table:table-cell table:style-name="ce13" office:value-type="string" calcext:value-type="string">
            <text:p>Astra Militarum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[.C3]+[.D3]+[.E3]+[.F3]+[.G3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Lovell</text:p>
          </table:table-cell>
          <table:table-cell table:style-name="ce13" office:value-type="string" calcext:value-type="string">
            <text:p>Necr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C4]+[.D4]+[.E4]+[.F4]+[.G4])*5" office:value-type="float" office:value="20" calcext:value-type="float">
            <text:p>20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TJ</text:p>
          </table:table-cell>
          <table:table-cell table:style-name="ce13" office:value-type="string" calcext:value-type="string">
            <text:p>White Sc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C5]+[.D5]+[.E5]+[.F5]+[.G5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table:style-name="ce13" office:value-type="string" calcext:value-type="string">
            <text:p>Sons of Dorn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[.C6]+[.D6]+[.E6]+[.F6]+[.G6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Space Marin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([.C7]+[.D7]+[.E7]+[.F7]+[.G7])*5" office:value-type="float" office:value="10" calcext:value-type="float">
            <text:p>10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Aaron</text:p>
          </table:table-cell>
          <table:table-cell table:style-name="ce13" office:value-type="string" calcext:value-type="string">
            <text:p>Death Gu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C8]+[.D8]+[.E8]+[.F8]+[.G8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Chase</text:p>
          </table:table-cell>
          <table:table-cell table:style-name="ce13" office:value-type="string" calcext:value-type="string">
            <text:p>Chaos Daem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C9]+[.D9]+[.E9]+[.F9]+[.G9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Steve</text:p>
          </table:table-cell>
          <table:table-cell table:style-name="ce13" office:value-type="string" calcext:value-type="string">
            <text:p>Traitor Wolve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[.C10]+[.D10]+[.E10]+[.F10]+[.G10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Justin</text:p>
          </table:table-cell>
          <table:table-cell table:style-name="ce13" office:value-type="string" calcext:value-type="string">
            <text:p>Chaos Daem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C11]+[.D11]+[.E11]+[.F11]+[.G11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Patrick</text:p>
          </table:table-cell>
          <table:table-cell table:style-name="ce13" office:value-type="string" calcext:value-type="string">
            <text:p>Ork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[.C12]+[.D12]+[.E12]+[.F12]+[.G12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 table:number-rows-repeated="104856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Painting Votes" table:style-name="ta4">
        <office:forms form:automatic-focus="false" form:apply-design-mode="false"/>
        <table:table-column table:style-name="co13" table:default-cell-style-name="ce36"/>
        <table:table-column table:style-name="co13" table:number-columns-repeated="11" table:default-cell-style-name="ce37"/>
        <table:table-column table:style-name="co13" table:number-columns-repeated="245" table:default-cell-style-name="ce36"/>
        <table:table-column table:style-name="co13" table:number-columns-repeated="767" table:default-cell-style-name="Default"/>
        <table:table-row table:style-name="ro3">
          <table:table-cell table:style-name="ce35" office:value-type="string" calcext:value-type="string">
            <text:p>Player</text:p>
          </table:table-cell>
          <table:table-cell table:style-name="ce34" office:value-type="string" calcext:value-type="string" table:number-columns-spanned="10" table:number-rows-spanned="1">
            <text:p>Votes</text:p>
          </table:table-cell>
          <table:covered-table-cell table:number-columns-repeated="9" table:style-name="ce34"/>
          <table:table-cell table:style-name="ce32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Alex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B2:.K2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Rob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formula="of:=SUM([.B3:.K3]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Aa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1"/>
          <table:table-cell table:formula="of:=SUM([.B4:.K4])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Ste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1"/>
          <table:table-cell office:value-type="float" office:value="3" calcext:value-type="float">
            <text:p>3</text:p>
          </table:table-cell>
          <table:table-cell table:style-name="ce31"/>
          <table:table-cell table:number-columns-repeated="2"/>
          <table:table-cell table:style-name="ce31" table:number-columns-repeated="2"/>
          <table:table-cell table:formula="of:=SUM([.B5:.K5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Patri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:.K6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Lovell</text:p>
          </table:table-cell>
          <table:table-cell table:number-columns-repeated="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office:value-type="float" office:value="2" calcext:value-type="float">
            <text:p>2</text:p>
          </table:table-cell>
          <table:table-cell/>
          <table:table-cell table:formula="of:=SUM([.B7:.K7]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TJ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/>
          <table:table-cell office:value-type="float" office:value="1" calcext:value-type="float">
            <text:p>1</text:p>
          </table:table-cell>
          <table:table-cell/>
          <table:table-cell table:style-name="ce31" table:number-columns-repeated="2"/>
          <table:table-cell table:formula="of:=SUM([.B8:.K8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James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2"/>
          <table:table-cell table:formula="of:=SUM([.B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Chase</text:p>
          </table:table-cell>
          <table:table-cell table:number-columns-repeated="9"/>
          <table:table-cell table:style-name="ce31"/>
          <table:table-cell table:formula="of:=SUM([.B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Justin</text:p>
          </table:table-cell>
          <table:table-cell table:number-columns-repeated="10"/>
          <table:table-cell table:formula="of:=SUM([.B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Overall.A2:Overall.AMJ11" table:contains-header="false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  <table:database-range table:name="__Anonymous_Sheet_DB__2" table:target-range-address="'Painting Scores'.A3:'Painting Scores'.AMJ1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Painting Votes'.A2:'Painting Votes'.AMJ11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08:36:11.403138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mpaign" style:display-name="PageStyle_Campaig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1:51:11</meta:creation-date>
    <dc:date>2015-02-23T08:38:29.067362844</dc:date>
    <meta:editing-cycles>105</meta:editing-cycles>
    <meta:editing-duration>P12DT1H5M21S</meta:editing-duration>
    <meta:generator>LibreOffice/4.2.8.2$Linux_X86_64 LibreOffice_project/420m0$Build-2</meta:generator>
    <meta:document-statistic meta:table-count="4" meta:cell-count="788" meta:object-count="0"/>
  </office:meta>
</office:document-meta>
</file>